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282cm" svg:stroke-color="#3d3d3d" draw:marker-start-width="0.621cm" draw:marker-end-width="0.621cm" draw:fill="solid" draw:fill-color="#8bb1c5" loext:fill-use-slide-background="false" draw:textarea-horizontal-align="justify" draw:textarea-vertical-align="middle" draw:auto-grow-height="false" fo:min-height="1.774cm" fo:min-width="3.771cm" fo:padding-top="0.264cm" fo:padding-bottom="0.264cm" fo:padding-left="0.389cm" fo:padding-right="0.389cm" draw:shadow="hidden"/>
    </style:style>
    <style:style style:name="gr2" style:family="graphic" style:parent-style-name="standard">
      <style:graphic-properties draw:stroke="solid" svg:stroke-width="0.159cm" svg:stroke-color="#3d3d3d" draw:marker-start-width="0.438cm" draw:marker-end-width="0.438cm" draw:fill="solid" draw:fill-color="#8bb1c5" loext:fill-use-slide-background="false" draw:opacity="100%" draw:textarea-horizontal-align="justify" draw:textarea-vertical-align="middle" draw:auto-grow-height="false" fo:min-height="2.176cm" fo:min-width="2.04cm" fo:padding-top="0.204cm" fo:padding-bottom="0.204cm" fo:padding-left="0.329cm" fo:padding-right="0.329cm"/>
    </style:style>
    <style:style style:name="gr3" style:family="graphic" style:parent-style-name="standard">
      <style:graphic-properties draw:stroke="solid" svg:stroke-width="0.212cm" svg:stroke-color="#3d3d3d" draw:marker-start-width="0.517cm" draw:marker-end-width="0.517cm" draw:fill="solid" draw:fill-color="#8bb1c5" loext:fill-use-slide-background="false" draw:textarea-horizontal-align="justify" draw:textarea-vertical-align="middle" draw:auto-grow-height="false" fo:min-height="0.304cm" fo:min-width="1.634cm" fo:padding-top="0.23cm" fo:padding-bottom="0.23cm" fo:padding-left="0.355cm" fo:padding-right="0.355cm" draw:shadow="hidden"/>
    </style:style>
    <style:style style:name="gr4" style:family="graphic" style:parent-style-name="standard">
      <style:graphic-properties draw:stroke="none" draw:fill-color="#3d3d3d" draw:textarea-horizontal-align="justify" draw:textarea-vertical-align="middle" draw:auto-grow-height="false" fo:min-height="0cm" fo:min-width="1.359cm" draw:shadow="hidden"/>
    </style:style>
    <style:style style:name="P1" style:family="paragraph">
      <loext:graphic-properties draw:fill="solid" draw:fill-color="#8bb1c5"/>
      <style:paragraph-properties fo:text-align="center"/>
    </style:style>
    <style:style style:name="P2" style:family="paragraph">
      <loext:graphic-properties draw:fill="solid" draw:fill-color="#8bb1c5" draw:opacity="100%"/>
      <style:paragraph-properties fo:text-align="center"/>
    </style:style>
    <style:style style:name="P3" style:family="paragraph">
      <loext:graphic-properties draw:fill-color="#3d3d3d"/>
      <style:paragraph-properties fo:text-align="center"/>
    </style:style>
  </office:automatic-styles>
  <office:body>
    <office:drawing>
      <draw:page draw:name="page1" draw:style-name="dp1" draw:master-page-name="Обычный">
        <draw:polygon draw:style-name="gr1" draw:text-style-name="P1" draw:layer="layout" svg:width="4.574cm" svg:height="2.488cm" svg:x="0.245cm" svg:y="1.717cm" svg:viewBox="0 0 4575 2489" draw:points="308,0 308,0 288,1 268,3 248,6 228,10 209,17 190,24 172,32 154,41 137,52 120,64 105,76 91,91 76,105 64,121 51,137 41,155 32,172 24,191 16,210 10,229 6,249 3,268 1,289 0,309 0,2179 0,2180 1,2200 3,2221 6,2240 10,2260 16,2279 24,2298 32,2317 41,2334 51,2352 64,2368 76,2384 91,2398 105,2413 120,2425 137,2437 154,2448 172,2457 190,2465 209,2472 228,2479 248,2483 268,2486 288,2488 308,2489 4266,2489 4267,2489 4287,2488 4307,2486 4327,2483 4347,2479 4366,2472 4385,2465 4403,2457 4421,2448 4438,2437 4455,2425 4470,2413 4484,2398 4499,2384 4511,2368 4524,2352 4534,2334 4543,2317 4551,2298 4559,2279 4565,2260 4569,2240 4572,2221 4574,2200 4575,2180 4575,309 4575,309 4575,309 4574,289 4572,268 4569,249 4565,229 4559,210 4551,191 4543,172 4534,155 4524,137 4511,121 4499,105 4484,91 4470,76 4455,64 4438,52 4421,41 4403,32 4385,24 4366,17 4347,10 4327,6 4307,3 4287,1 4267,0">
          <text:p/>
        </draw:polygon>
        <draw:polygon draw:style-name="gr2" draw:text-style-name="P2" draw:layer="layout" svg:width="2.73cm" svg:height="2.531cm" svg:x="1.188cm" svg:y="0.96cm" svg:viewBox="0 0 2731 2532" draw:points="0,2532 0,0 2731,0 2731,2532">
          <text:p/>
        </draw:polygon>
        <draw:polygon draw:style-name="gr3" draw:text-style-name="P1" draw:layer="layout" svg:width="3.81cm" svg:height="1.27cm" svg:x="0.635cm" svg:y="2.437cm" svg:viewBox="0 0 3811 1271" draw:points="0,1271 3811,1271 2858,0 952,0">
          <text:p/>
        </draw:polygon>
        <draw:polygon draw:style-name="gr4" draw:text-style-name="P3" draw:layer="layout" svg:width="1.905cm" svg:height="0.16cm" svg:x="1.587cm" svg:y="1.587cm" svg:viewBox="0 0 1906 161" draw:points="80,0 81,0 75,0 70,1 65,2 60,3 55,4 50,6 45,8 40,11 36,14 31,17 27,20 24,24 20,27 17,31 14,36 11,40 8,45 6,50 4,55 3,60 2,65 1,70 0,75 0,81 0,80 0,81 0,86 1,91 2,96 3,101 4,106 6,111 8,116 11,121 14,125 17,130 20,134 24,137 27,141 31,144 36,147 40,150 45,153 50,155 55,157 60,158 65,159 70,160 75,161 81,161 1825,161 1826,161 1831,161 1836,160 1841,159 1846,158 1851,157 1856,155 1861,153 1866,150 1870,147 1875,144 1879,141 1882,137 1886,134 1889,130 1892,125 1895,121 1898,116 1900,111 1902,106 1903,101 1904,96 1905,91 1906,86 1906,81 1906,80 1906,81 1906,81 1906,75 1905,70 1904,65 1903,60 1902,55 1900,50 1898,45 1895,40 1892,36 1889,31 1886,27 1882,24 1879,20 1875,17 1870,14 1866,11 1861,8 1856,6 1851,4 1846,3 1841,2 1836,1 1831,0 1826,0">
          <text:p/>
        </draw:polygon>
        <draw:polygon draw:style-name="gr4" draw:text-style-name="P3" draw:layer="layout" svg:width="1.905cm" svg:height="0.16cm" svg:x="1.587cm" svg:y="1.905cm" svg:viewBox="0 0 1906 161" draw:points="80,0 81,0 75,0 70,1 65,2 60,3 55,4 50,6 45,8 40,11 36,14 31,17 27,20 24,24 20,27 17,31 14,36 11,40 8,45 6,50 4,55 3,60 2,65 1,70 0,75 0,81 0,80 0,81 0,86 1,91 2,96 3,101 4,106 6,111 8,116 11,121 14,125 17,130 20,134 24,137 27,141 31,144 36,147 40,150 45,153 50,155 55,157 60,158 65,159 70,160 75,161 81,161 1825,161 1826,161 1831,161 1836,160 1841,159 1846,158 1851,157 1856,155 1861,153 1866,150 1870,147 1875,144 1879,141 1882,137 1886,134 1889,130 1892,125 1895,121 1898,116 1900,111 1902,106 1903,101 1904,96 1905,91 1906,86 1906,81 1906,80 1906,81 1906,81 1906,75 1905,70 1904,65 1903,60 1902,55 1900,50 1898,45 1895,40 1892,36 1889,31 1886,27 1882,24 1879,20 1875,17 1870,14 1866,11 1861,8 1856,6 1851,4 1846,3 1841,2 1836,1 1831,0 1826,0">
          <text:p/>
        </draw:polygon>
        <draw:polygon draw:style-name="gr4" draw:text-style-name="P3" draw:layer="layout" svg:width="1.905cm" svg:height="0.16cm" svg:x="1.587cm" svg:y="1.27cm" svg:viewBox="0 0 1906 161" draw:points="80,0 81,0 75,0 70,1 65,2 60,3 55,4 50,6 45,8 40,11 36,14 31,17 27,20 24,24 20,27 17,31 14,36 11,40 8,45 6,50 4,55 3,60 2,65 1,70 0,75 0,81 0,80 0,81 0,86 1,91 2,96 3,101 4,106 6,111 8,116 11,121 14,125 17,130 20,134 24,137 27,141 31,144 36,147 40,150 45,153 50,155 55,157 60,158 65,159 70,160 75,161 81,161 1825,161 1826,161 1831,161 1836,160 1841,159 1846,158 1851,157 1856,155 1861,153 1866,150 1870,147 1875,144 1879,141 1882,137 1886,134 1889,130 1892,125 1895,121 1898,116 1900,111 1902,106 1903,101 1904,96 1905,91 1906,86 1906,81 1906,80 1906,81 1906,81 1906,75 1905,70 1904,65 1903,60 1902,55 1900,50 1898,45 1895,40 1892,36 1889,31 1886,27 1882,24 1879,20 1875,17 1870,14 1866,11 1861,8 1856,6 1851,4 1846,3 1841,2 1836,1 1831,0 1826,0">
          <text:p/>
        </draw:polygon>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08cm" fo:page-height="4.57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12-01T16:56:17.708000000</dc:date>
    <meta:editing-duration>PT2M</meta:editing-duration>
    <meta:editing-cycles>2</meta:editing-cycles>
    <meta:generator>LibreOffice/7.4.1.2$Windows_X86_64 LibreOffice_project/3c58a8f3a960df8bc8fd77b461821e42c061c5f0</meta:generator>
    <meta:document-statistic meta:object-count="6"/>
  </office:meta>
</office:document-meta>
</file>